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4000003806F56F41A7AFED16F.png" manifest:media-type="image/png"/>
  <manifest:file-entry manifest:full-path="Pictures/10000001000006D40000023CB16C3DACFBC4B3F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Bild2" text:anchor-type="char" svg:width="21.996cm" svg:height="17.288cm" draw:z-index="0"><draw:image xlink:href="Pictures/1000000100000474000003806F56F41A7AFED16F.png" xlink:type="simple" xlink:show="embed" xlink:actuate="onLoad" draw:mime-type="image/png"/></draw:frame></text:p>
      <text:p text:style-name="P1"><draw:frame draw:style-name="fr1" draw:name="Bild1" text:anchor-type="char" svg:x="0cm" svg:y="3.44cm" svg:width="25.7cm" svg:height="8.408cm" draw:z-index="1"><draw:image xlink:href="Pictures/10000001000006D40000023CB16C3DACFBC4B3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4T09:45:05.754000000</meta:creation-date>
    <dc:date>2024-07-14T09:56:56.433000000</dc:date>
    <meta:editing-duration>PT11M51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5.5.2$Windows_X86_64 LibreOffice_project/ca8fe7424262805f223b9a2334bc7181abbcbf5e</meta:generator>
  </office:meta>
</office:document-meta>
</file>